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3.7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4cm" svg:x="8cm" svg:y="3cm">
          <draw:text-box>
            <text:p text:style-name="P1">1:Keter/Crown</text:p>
            <text:p text:style-name="P1">Kingship; abstracts and intangibles; mercy; reaching to higher realms; force; Will, Delight, Faith.</text:p>
          </draw:text-box>
        </draw:frame>
        <draw:frame draw:style-name="gr1" draw:text-style-name="P1" draw:layer="layout" svg:width="5cm" svg:height="4.011cm" svg:x="8cm" svg:y="8cm">
          <draw:text-box>
            <text:p text:style-name="P1">*:Da’at/Union/i</text:p>
            <text:p text:style-name="P1">Assimilated intellect; union with ideas awakens emotions; creation as gateway from self-aware souls, to world of forms; Abyss, Fall of Man</text:p>
          </draw:text-box>
        </draw:frame>
        <draw:frame draw:style-name="gr1" draw:text-style-name="P1" draw:layer="layout" svg:width="5cm" svg:height="4cm" svg:x="8cm" svg:y="13cm">
          <draw:text-box>
            <text:p text:style-name="P1">6:Tif’eret/Mercy/1e</text:p>
            <text:p text:style-name="P1">Spirituality; balance; integration; miracles; compassion; healing; sacrifice made by Divine to become mortal.</text:p>
          </draw:text-box>
        </draw:frame>
        <draw:frame draw:style-name="gr1" draw:text-style-name="P1" draw:layer="layout" svg:width="5cm" svg:height="4cm" svg:x="8cm" svg:y="18cm">
          <draw:text-box>
            <text:p text:style-name="P1">9:Yesod/Foundation/2e</text:p>
            <text:p text:style-name="P1">Translates spiritual concepts into actions which unite us with God; moon; sexual organs; engine-room of Creation.</text:p>
          </draw:text-box>
        </draw:frame>
        <draw:frame draw:style-name="gr1" draw:text-style-name="P1" draw:layer="layout" svg:width="5cm" svg:height="4cm" svg:x="8cm" svg:y="23cm">
          <draw:text-box>
            <text:p text:style-name="P1">10:Malkhut/Kingdom</text:p>
            <text:p text:style-name="P1">Comes from God’s creation (where it shows glory), not God; emotional vessel for action; fem.</text:p>
          </draw:text-box>
        </draw:frame>
        <draw:frame draw:style-name="gr1" draw:text-style-name="P1" draw:layer="layout" svg:width="5cm" svg:height="4cm" svg:x="1cm" svg:y="5.5cm">
          <draw:text-box>
            <text:p text:style-name="P1">2:Binah/Understandin’/i</text:p>
            <text:p text:style-name="P1">Processed wisdom; deductive reasoning; engine (not fuel); understanding awakens joy</text:p>
          </draw:text-box>
        </draw:frame>
        <draw:frame draw:style-name="gr1" draw:text-style-name="P1" draw:layer="layout" svg:width="5cm" svg:height="4.011cm" svg:x="1cm" svg:y="10.5cm">
          <draw:text-box>
            <text:p text:style-name="P1"><text:span text:style-name="T1">5:Gevurah/Severity/1e</text:span></text:p>
            <text:p text:style-name="P1">Strength; judgement; power; concelament; withholding goodness from those who would misuse it; destroying the unwanted; overpowering.</text:p>
          </draw:text-box>
        </draw:frame>
        <draw:frame draw:style-name="gr1" draw:text-style-name="P1" draw:layer="layout" svg:width="5cm" svg:height="4.011cm" svg:x="1cm" svg:y="15.5cm">
          <draw:text-box>
            <text:p text:style-name="P1">8:Hod/Majesty/2e</text:p>
            <text:p text:style-name="P1">Splendour; praise; passing obstacles by submission, not conquering; community; understanding form through language or crafted symbols</text:p>
          </draw:text-box>
        </draw:frame>
        <draw:frame draw:style-name="gr1" draw:text-style-name="P1" draw:layer="layout" svg:width="5cm" svg:height="4cm" svg:x="15cm" svg:y="5.5cm">
          <draw:text-box>
            <text:p text:style-name="P1">3:Hokhmah/Wisdom/i</text:p>
            <text:p text:style-name="P1">Selflessness; first unbounded flash of idea, before it takes form; insight; perceiving essence of sth; fuel (not engine)</text:p>
          </draw:text-box>
        </draw:frame>
        <draw:frame draw:style-name="gr1" draw:text-style-name="P1" draw:layer="layout" svg:width="5cm" svg:height="4cm" svg:x="15cm" svg:y="10.5cm">
          <draw:text-box>
            <text:p text:style-name="P1">4:Hesed/Kindness/1e</text:p>
            <text:p text:style-name="P1">Loving kindness with no cause; love of Divine in all things; proactive, initiates.</text:p>
          </draw:text-box>
        </draw:frame>
        <draw:frame draw:style-name="gr1" draw:text-style-name="P1" draw:layer="layout" svg:width="5cm" svg:height="4cm" svg:x="15cm" svg:y="15.5cm">
          <draw:text-box>
            <text:p text:style-name="P1">7:Netzah/Victory/2e</text:p>
            <text:p text:style-name="P1">Winning through endurance/confidence; patience to follow passions; tactic-level group leadership &amp; motivation</text:p>
          </draw:text-box>
        </draw:frame>
        <draw:frame draw:style-name="gr2" draw:text-style-name="P3" draw:layer="layout" svg:width="5cm" svg:height="1cm" svg:x="1cm" svg:y="1cm">
          <draw:text-box>
            <text:p text:style-name="P2"><text:span text:style-name="T2">Severity</text:span></text:p>
          </draw:text-box>
        </draw:frame>
        <draw:frame draw:style-name="gr2" draw:text-style-name="P3" draw:layer="layout" svg:width="5cm" svg:height="1cm" svg:x="8cm" svg:y="1cm">
          <draw:text-box>
            <text:p text:style-name="P2"><text:span text:style-name="T2">Mildness/Balance</text:span></text:p>
          </draw:text-box>
        </draw:frame>
        <draw:frame draw:style-name="gr2" draw:text-style-name="P3" draw:layer="layout" svg:width="5cm" svg:height="1cm" svg:x="15cm" svg:y="1cm">
          <draw:text-box>
            <text:p text:style-name="P2"><text:span text:style-name="T2">Mer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21T10:41:45</meta:creation-date>
    <dc:date>2010-07-21T13:51:45</dc:date>
    <meta:editing-duration>PT03H10M03S</meta:editing-duration>
    <meta:editing-cycles>9</meta:editing-cycles>
    <meta:generator>OpenOffice.org/3.2$Unix OpenOffice.org_project/320m12$Build-9483</meta:generator>
    <meta:document-statistic meta:object-count="14"/>
  </office:meta>
</office:document-meta>
</file>